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2024-02-20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2023-01-30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2022-01-25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2021-01-26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2019-02-06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2018-0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2017-01-30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2016-01-26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2015-01-20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2014-01-27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2013-01-28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2012-01-24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2011-02-1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2010-01-2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2009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2008-01-28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200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200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200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200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200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2000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9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98-02-2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97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9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9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9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9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9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8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87-01-20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8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8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84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8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82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81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7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7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74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7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7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6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855105553501</text:p>
          </table:table-cell>
          <table:table-cell office:value-type="string" calcext:value-type="string">
            <text:p>196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